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text-properties fo:color="#000000" fo:background-color="#66ff99"/>
    </style:style>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2">
      <style:paragraph-properties fo:margin-top="0cm" fo:margin-bottom="0cm"/>
    </style:style>
    <style:style style:name="P40" style:family="paragraph" style:parent-style-name="Text_20_body" style:list-style-name="L3">
      <style:paragraph-properties fo:margin-top="0cm" fo:margin-bottom="0cm"/>
    </style:style>
    <style:style style:name="P41" style:family="paragraph" style:parent-style-name="Text_20_body" style:list-style-name="L4">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7">
      <style:paragraph-properties fo:margin-top="0cm" fo:margin-bottom="0cm"/>
    </style:style>
    <style:style style:name="P44" style:family="paragraph" style:parent-style-name="Text_20_body" style:list-style-name="L8">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1">
      <style:paragraph-properties fo:margin-top="0cm" fo:margin-bottom="0cm"/>
    </style:style>
    <style:style style:name="P47" style:family="paragraph" style:parent-style-name="Text_20_body" style:list-style-name="L12">
      <style:paragraph-properties fo:margin-top="0cm" fo:margin-bottom="0cm"/>
    </style:style>
    <style:style style:name="P48" style:family="paragraph" style:parent-style-name="Text_20_body" style:list-style-name="L13">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5">
      <style:paragraph-properties fo:margin-top="0cm" fo:margin-bottom="0cm"/>
    </style:style>
    <style:style style:name="P51" style:family="paragraph" style:parent-style-name="Text_20_body" style:list-style-name="L16">
      <style:paragraph-properties fo:margin-top="0cm" fo:margin-bottom="0cm"/>
    </style:style>
    <style:style style:name="P52" style:family="paragraph" style:parent-style-name="Text_20_body" style:list-style-name="L17">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4">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ent-style-name="Text_20_body" style:list-style-name="L28">
      <style:paragraph-properties fo:margin-top="0cm" fo:margin-bottom="0cm"/>
    </style:style>
    <style:style style:name="P64" style:family="paragraph" style:parent-style-name="Text_20_body" style:list-style-name="L29">
      <style:paragraph-properties fo:margin-top="0cm" fo:margin-bottom="0cm"/>
    </style:style>
    <style:style style:name="P65" style:family="paragraph" style:parent-style-name="Text_20_body" style:list-style-name="L30">
      <style:paragraph-properties fo:margin-top="0cm" fo:margin-bottom="0cm"/>
    </style:style>
    <style:style style:name="P66" style:family="paragraph" style:parent-style-name="Text_20_body" style:list-style-name="L31">
      <style:paragraph-properties fo:margin-top="0cm" fo:margin-bottom="0cm"/>
    </style:style>
    <style:style style:name="P67" style:family="paragraph" style:parent-style-name="Text_20_body" style:list-style-name="L32">
      <style:paragraph-properties fo:margin-top="0cm" fo:margin-bottom="0cm"/>
    </style:style>
    <style:style style:name="P68" style:family="paragraph" style:parent-style-name="Text_20_body" style:list-style-name="L33">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522562128931575248"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7431071567170968118" text:style-name="L2">
        <text:list-item>
          <text:p text:style-name="P39">Solidity: Writing and deploying an ERC20 smart contract. </text:p>
        </text:list-item>
        <text:list-item>
          <text:p text:style-name="P39">Node.js/Express: Creating an API to interact with the blockchain. </text:p>
        </text:list-item>
        <text:list-item>
          <text:p text:style-name="P39">React: Building a UI to display blockchain data. </text:p>
        </text:list-item>
        <text:list-item>
          <text:p text:style-name="P39">Web3.js/ethers.js: Interacting with the EVM. </text:p>
        </text:list-item>
        <text:list-item>
          <text:p text:style-name="P7">Git: Version control for project setup. </text:p>
        </text:list-item>
      </text:list>
      <text:p text:style-name="Text_20_body"><text:span text:style-name="Strong_20_Emphasis">Deliverables</text:span>:</text:p>
      <text:list xml:id="list4069099615852691131" text:style-name="L3">
        <text:list-item>
          <text:p text:style-name="P40">Solidity ERC20 contract with standard functions (e.g., <text:span text:style-name="Source_20_Text">balanceOf</text:span>, <text:span text:style-name="Source_20_Text">transfer</text:span>). </text:p>
        </text:list-item>
        <text:list-item>
          <text:p text:style-name="P40">Deployed contract on Sepolia testnet (use Hardhat or Foundry). </text:p>
        </text:list-item>
        <text:list-item>
          <text:p text:style-name="P40">Express API endpoint (<text:span text:style-name="Source_20_Text">/balance/:address</text:span>) to fetch token balance. </text:p>
        </text:list-item>
        <text:list-item>
          <text:p text:style-name="P40">React frontend with a form to input an address and display the balance. </text:p>
        </text:list-item>
        <text:list-item>
          <text:p text:style-name="P8">Git repository with commit history. </text:p>
        </text:list-item>
      </text:list>
      <text:p text:style-name="Text_20_body"><text:span text:style-name="Strong_20_Emphasis">Steps</text:span>:</text:p>
      <text:list xml:id="list4735762663670514579" text:style-name="L4">
        <text:list-item>
          <text:p text:style-name="P41">Write an ERC20 contract using OpenZeppelin. </text:p>
        </text:list-item>
        <text:list-item>
          <text:p text:style-name="P41">Deploy using Hardhat/Foundry with a testnet provider (e.g., Alchemy/Infura). </text:p>
        </text:list-item>
        <text:list-item>
          <text:p text:style-name="P41">Set up an Express server with an endpoint to query balance using ethers.js. </text:p>
        </text:list-item>
        <text:list-item>
          <text:p text:style-name="P41">Build a React app to call the API and display the result. </text:p>
        </text:list-item>
        <text:list-item>
          <text:p text:style-name="P9">Push code to a Git repository with clear commits. </text:p>
        </text:list-item>
      </text:list>
      <text:h text:style-name="P3" text:outline-level="2">Task 2: MetaMask Wallet Connection (2 hours)</text:h>
      <text:p text:style-name="Text_20_body"><text:span text:style-name="Strong_20_Emphasis">Description</text:span>: </text:p>
      <text:list xml:id="list6299210960544848320"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8024917816342335459" text:style-name="L6">
        <text:list-item>
          <text:p text:style-name="P42">React: Frontend development and state management. </text:p>
        </text:list-item>
        <text:list-item>
          <text:p text:style-name="P42">MetaMask: Wallet integration using ethers.js. </text:p>
        </text:list-item>
        <text:list-item>
          <text:p text:style-name="P42">EVM: Interacting with testnets. </text:p>
        </text:list-item>
        <text:list-item>
          <text:p text:style-name="P10">Git: Version control. </text:p>
        </text:list-item>
      </text:list>
      <text:p text:style-name="Text_20_body"><text:span text:style-name="Strong_20_Emphasis">Deliverables</text:span>:</text:p>
      <text:list xml:id="list8490697629181365766" text:style-name="L7">
        <text:list-item>
          <text:p text:style-name="P43">React app with a "Connect Wallet" button. </text:p>
        </text:list-item>
        <text:list-item>
          <text:p text:style-name="P43">Display of connected wallet address and ETH balance. </text:p>
        </text:list-item>
        <text:list-item>
          <text:p text:style-name="P43">Dropdown to switch between testnets. </text:p>
        </text:list-item>
        <text:list-item>
          <text:p text:style-name="P11">Git repository with commit history. </text:p>
        </text:list-item>
      </text:list>
      <text:p text:style-name="Text_20_body"><text:span text:style-name="Strong_20_Emphasis">Steps</text:span>:</text:p>
      <text:list xml:id="list1666287335036610300" text:style-name="L8">
        <text:list-item>
          <text:p text:style-name="P44">Set up a React project with ethers.js. </text:p>
        </text:list-item>
        <text:list-item>
          <text:p text:style-name="P44">Implement MetaMask connection using <text:span text:style-name="Source_20_Text">window.ethereum</text:span>. </text:p>
        </text:list-item>
        <text:list-item>
          <text:p text:style-name="P44">Fetch and display wallet address and balance. </text:p>
        </text:list-item>
        <text:list-item>
          <text:p text:style-name="P44">Add testnet switching functionality using MetaMask's <text:span text:style-name="Source_20_Text">wallet_switchEthereumChain</text:span>. </text:p>
        </text:list-item>
        <text:list-item>
          <text:p text:style-name="P12">Commit changes to Git. </text:p>
        </text:list-item>
      </text:list>
      <text:h text:style-name="P3" text:outline-level="2">Task 3: NFT Minting dApp (6 hours)</text:h>
      <text:p text:style-name="Text_20_body"><text:span text:style-name="Strong_20_Emphasis">Description</text:span>: </text:p>
      <text:list xml:id="list3332628036969459433"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3">Build a React frontend to mint NFTs via MetaMask. </text:p>
        </text:list-item>
      </text:list>
      <text:p text:style-name="Text_20_body"><text:span text:style-name="Strong_20_Emphasis">Skills Tested</text:span>:</text:p>
      <text:list xml:id="list7247563751561334465" text:style-name="L10">
        <text:list-item>
          <text:p text:style-name="P45">Solidity: ERC721 contract development. </text:p>
        </text:list-item>
        <text:list-item>
          <text:p text:style-name="P45">Node.js/Express: Backend API for blockchain interaction. </text:p>
        </text:list-item>
        <text:list-item>
          <text:p text:style-name="P45">React: Frontend for user interaction. </text:p>
        </text:list-item>
        <text:list-item>
          <text:p text:style-name="P45">MetaMask: Transaction signing. </text:p>
        </text:list-item>
        <text:list-item>
          <text:p text:style-name="P14">Git: Version control. </text:p>
        </text:list-item>
      </text:list>
      <text:p text:style-name="Text_20_body"><text:span text:style-name="Strong_20_Emphasis">Deliverables</text:span>:</text:p>
      <text:list xml:id="list8239922080594575765" text:style-name="L11">
        <text:list-item>
          <text:p text:style-name="P46">ERC721 contract with <text:span text:style-name="Source_20_Text">mint</text:span> and <text:span text:style-name="Source_20_Text">tokenURI</text:span> functions. </text:p>
        </text:list-item>
        <text:list-item>
          <text:p text:style-name="P46">Deployed contract on Sepolia. </text:p>
        </text:list-item>
        <text:list-item>
          <text:p text:style-name="P46">Express API endpoints for minting and querying NFTs. </text:p>
        </text:list-item>
        <text:list-item>
          <text:p text:style-name="P46">React frontend with a "Mint NFT" button. </text:p>
        </text:list-item>
        <text:list-item>
          <text:p text:style-name="P15">Git repository. </text:p>
        </text:list-item>
      </text:list>
      <text:p text:style-name="Text_20_body"><text:span text:style-name="Strong_20_Emphasis">Steps</text:span>:</text:p>
      <text:list xml:id="list6990397910211428278" text:style-name="L12">
        <text:list-item>
          <text:p text:style-name="P47">Write an ERC721 contract using OpenZeppelin. </text:p>
        </text:list-item>
        <text:list-item>
          <text:p text:style-name="P47">Deploy using Hardhat/Foundry. </text:p>
        </text:list-item>
        <text:list-item>
          <text:p text:style-name="P47">Create Express endpoints for minting and fetching NFT data. </text:p>
        </text:list-item>
        <text:list-item>
          <text:p text:style-name="P47">Build a React UI with MetaMask integration for minting. </text:p>
        </text:list-item>
        <text:list-item>
          <text:p text:style-name="P16">Commit to Git with clear messages. </text:p>
        </text:list-item>
      </text:list>
      <text:h text:style-name="P3" text:outline-level="2">Task 4: Decentralized Voting System (6 hours)</text:h>
      <text:p text:style-name="Text_20_body"><text:span text:style-name="Strong_20_Emphasis">Description</text:span>: </text:p>
      <text:list xml:id="list7942165711488870517" text:style-name="L34">
        <text:list-item>
          <text:p text:style-name="P38">Develop a Solidity contract for a voting system where users can vote for candidates. </text:p>
        </text:list-item>
        <text:list-item>
          <text:p text:style-name="P38">Build an Express API to interact with the contract.</text:p>
        </text:list-item>
        <text:list-item>
          <text:p text:style-name="P38">Adding a React frontend to display candidates.</text:p>
        </text:list-item>
        <text:list-item>
          <text:p text:style-name="P38">Allow voting via MetaMask.</text:p>
        </text:list-item>
      </text:list>
      <text:p text:style-name="Text_20_body"><text:span text:style-name="Strong_20_Emphasis">Skills Tested</text:span>:</text:p>
      <text:list xml:id="list7252451464267451897" text:style-name="L13">
        <text:list-item>
          <text:p text:style-name="P48">Solidity: Complex contract logic with state management. </text:p>
        </text:list-item>
        <text:list-item>
          <text:p text:style-name="P48">Node.js/Express: API for contract interaction. </text:p>
        </text:list-item>
        <text:list-item>
          <text:p text:style-name="P48">React: Dynamic UI updates. </text:p>
        </text:list-item>
        <text:list-item>
          <text:p text:style-name="P48">MetaMask: Transaction handling. </text:p>
        </text:list-item>
        <text:list-item>
          <text:p text:style-name="P17">Git: Version control. </text:p>
        </text:list-item>
      </text:list>
      <text:p text:style-name="Text_20_body"><text:span text:style-name="Strong_20_Emphasis">Deliverables</text:span>:</text:p>
      <text:list xml:id="list8115023030948828992" text:style-name="L14">
        <text:list-item>
          <text:p text:style-name="P49">Solidity contract with <text:span text:style-name="Source_20_Text">vote</text:span> and <text:span text:style-name="Source_20_Text">getResults</text:span> functions. </text:p>
        </text:list-item>
        <text:list-item>
          <text:p text:style-name="P49">Deployed contract on a testnet. </text:p>
        </text:list-item>
        <text:list-item>
          <text:p text:style-name="P49">Express API to vote and fetch results. </text:p>
        </text:list-item>
        <text:list-item>
          <text:p text:style-name="P49">React frontend showing candidates, vote button, and results. </text:p>
        </text:list-item>
        <text:list-item>
          <text:p text:style-name="P18">Git repository. </text:p>
        </text:list-item>
      </text:list>
      <text:p text:style-name="Text_20_body"><text:span text:style-name="Strong_20_Emphasis">Steps</text:span>:</text:p>
      <text:list xml:id="list7867248896376323951" text:style-name="L15">
        <text:list-item>
          <text:p text:style-name="P50">Write a voting contract with vote counting and access control. </text:p>
        </text:list-item>
        <text:list-item>
          <text:p text:style-name="P50">Deploy using Hardhat/Foundry. </text:p>
        </text:list-item>
        <text:list-item>
          <text:p text:style-name="P50">Create Express endpoints for voting and result retrieval. </text:p>
        </text:list-item>
        <text:list-item>
          <text:p text:style-name="P50">Build a React UI with MetaMask integration for voting. </text:p>
        </text:list-item>
        <text:list-item>
          <text:p text:style-name="P19">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1567100339576822656" text:style-name="L16">
        <text:list-item>
          <text:p text:style-name="P51">Solidity: Staking logic and reward calculation. </text:p>
        </text:list-item>
        <text:list-item>
          <text:p text:style-name="P51">Node.js/Express: Backend API for staking operations. </text:p>
        </text:list-item>
        <text:list-item>
          <text:p text:style-name="P51">React: Real-time UI updates. </text:p>
        </text:list-item>
        <text:list-item>
          <text:p text:style-name="P51">MetaMask: Transaction signing. </text:p>
        </text:list-item>
        <text:list-item>
          <text:p text:style-name="P20">Git: Version control. </text:p>
        </text:list-item>
      </text:list>
      <text:p text:style-name="Text_20_body"><text:span text:style-name="Strong_20_Emphasis">Deliverables</text:span>:</text:p>
      <text:list xml:id="list2293988929388881307" text:style-name="L17">
        <text:list-item>
          <text:p text:style-name="P52">Solidity contract with <text:span text:style-name="Source_20_Text">stake</text:span>, <text:span text:style-name="Source_20_Text">unstake</text:span>, and <text:span text:style-name="Source_20_Text">claimRewards</text:span> functions. </text:p>
        </text:list-item>
        <text:list-item>
          <text:p text:style-name="P52">Deployed contract on Sepolia. </text:p>
        </text:list-item>
        <text:list-item>
          <text:p text:style-name="P52">Express API for staking, unstaking, and reward queries. </text:p>
        </text:list-item>
        <text:list-item>
          <text:p text:style-name="P52">React frontend with staking interface and reward display. </text:p>
        </text:list-item>
        <text:list-item>
          <text:p text:style-name="P21">Git repository. </text:p>
        </text:list-item>
      </text:list>
      <text:p text:style-name="Text_20_body"><text:span text:style-name="Strong_20_Emphasis">Steps</text:span>:</text:p>
      <text:list xml:id="list4821202111616105240" text:style-name="L18">
        <text:list-item>
          <text:p text:style-name="P53">Write a staking contract with reward logic. </text:p>
        </text:list-item>
        <text:list-item>
          <text:p text:style-name="P53">Deploy using Hardhat/Foundry. </text:p>
        </text:list-item>
        <text:list-item>
          <text:p text:style-name="P53">Create Express endpoints for staking operations. </text:p>
        </text:list-item>
        <text:list-item>
          <text:p text:style-name="P53">Build a React UI with MetaMask for user interaction. </text:p>
        </text:list-item>
        <text:list-item>
          <text:p text:style-name="P22">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9106147246688972441" text:style-name="L19">
        <text:list-item>
          <text:p text:style-name="P54">Solidity: Complex contract with buy/sell logic. </text:p>
        </text:list-item>
        <text:list-item>
          <text:p text:style-name="P54">Node.js/Express: API for marketplace operations. </text:p>
        </text:list-item>
        <text:list-item>
          <text:p text:style-name="P54">React: Dynamic UI for marketplace. </text:p>
        </text:list-item>
        <text:list-item>
          <text:p text:style-name="P54">MetaMask: Transaction handling. </text:p>
        </text:list-item>
        <text:list-item>
          <text:p text:style-name="P23">Git: Version control. </text:p>
        </text:list-item>
      </text:list>
      <text:p text:style-name="Text_20_body"><text:span text:style-name="Strong_20_Emphasis">Deliverables</text:span>:</text:p>
      <text:list xml:id="list3764787355733622096" text:style-name="L20">
        <text:list-item>
          <text:p text:style-name="P55">Solidity contract with <text:span text:style-name="Source_20_Text">listItem</text:span> and <text:span text:style-name="Source_20_Text">buyItem</text:span> functions. </text:p>
        </text:list-item>
        <text:list-item>
          <text:p text:style-name="P55">Deployed contract on a testnet. </text:p>
        </text:list-item>
        <text:list-item>
          <text:p text:style-name="P55">Express API for listing and purchasing. </text:p>
        </text:list-item>
        <text:list-item>
          <text:p text:style-name="P55">React frontend with item listings and buy button. </text:p>
        </text:list-item>
        <text:list-item>
          <text:p text:style-name="P24">Git repository. </text:p>
        </text:list-item>
      </text:list>
      <text:p text:style-name="Text_20_body"><text:span text:style-name="Strong_20_Emphasis">Steps</text:span>:</text:p>
      <text:list xml:id="list6560007791781779242" text:style-name="L21">
        <text:list-item>
          <text:p text:style-name="P56">Write a marketplace contract with ERC20 payments. </text:p>
        </text:list-item>
        <text:list-item>
          <text:p text:style-name="P56">Deploy using Hardhat/Foundry. </text:p>
        </text:list-item>
        <text:list-item>
          <text:p text:style-name="P56">Create Express endpoints for marketplace interactions. </text:p>
        </text:list-item>
        <text:list-item>
          <text:p text:style-name="P56">Build a React UI with MetaMask for transactions. </text:p>
        </text:list-item>
        <text:list-item>
          <text:p text:style-name="P25">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6719548915128887776" text:style-name="L22">
        <text:list-item>
          <text:p text:style-name="P57">Solidity: Crowdfunding logic with fund management. </text:p>
        </text:list-item>
        <text:list-item>
          <text:p text:style-name="P57">Node.js/Express: API for campaign interactions. </text:p>
        </text:list-item>
        <text:list-item>
          <text:p text:style-name="P57">React: UI for campaign management. </text:p>
        </text:list-item>
        <text:list-item>
          <text:p text:style-name="P57">MetaMask: Transaction signing. </text:p>
        </text:list-item>
        <text:list-item>
          <text:p text:style-name="P26">Git: Version control. </text:p>
        </text:list-item>
      </text:list>
      <text:p text:style-name="Text_20_body"><text:span text:style-name="Strong_20_Emphasis">Deliverables</text:span>:</text:p>
      <text:list xml:id="list7376814971645225166" text:style-name="L23">
        <text:list-item>
          <text:p text:style-name="P58">Solidity contract with <text:span text:style-name="Source_20_Text">createCampaign</text:span>, <text:span text:style-name="Source_20_Text">fund</text:span>, and <text:span text:style-name="Source_20_Text">withdraw</text:span> functions. </text:p>
        </text:list-item>
        <text:list-item>
          <text:p text:style-name="P58">Deployed contract on Sepolia. </text:p>
        </text:list-item>
        <text:list-item>
          <text:p text:style-name="P58">Express API for campaign creation and funding. </text:p>
        </text:list-item>
        <text:list-item>
          <text:p text:style-name="P58">React frontend for campaign creation and funding status. </text:p>
        </text:list-item>
        <text:list-item>
          <text:p text:style-name="P27">Git repository. </text:p>
        </text:list-item>
      </text:list>
      <text:p text:style-name="Text_20_body"><text:span text:style-name="Strong_20_Emphasis">Steps</text:span>:</text:p>
      <text:list xml:id="list3829014630127724735" text:style-name="L24">
        <text:list-item>
          <text:p text:style-name="P59">Write a crowdfunding contract with fund tracking. </text:p>
        </text:list-item>
        <text:list-item>
          <text:p text:style-name="P59">Deploy using Hardhat/Foundry. </text:p>
        </text:list-item>
        <text:list-item>
          <text:p text:style-name="P59">Create Express endpoints for campaign operations. </text:p>
        </text:list-item>
        <text:list-item>
          <text:p text:style-name="P59">Build a React UI with MetaMask integration. </text:p>
        </text:list-item>
        <text:list-item>
          <text:p text:style-name="P28">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223882773157943317" text:style-name="L25">
        <text:list-item>
          <text:p text:style-name="P60">Solidity: Auction logic with bidding and expiration. </text:p>
        </text:list-item>
        <text:list-item>
          <text:p text:style-name="P60">Node.js/Express: API for auction management. </text:p>
        </text:list-item>
        <text:list-item>
          <text:p text:style-name="P60">React: Real-time auction UI. </text:p>
        </text:list-item>
        <text:list-item>
          <text:p text:style-name="P60">MetaMask: Bid transactions. </text:p>
        </text:list-item>
        <text:list-item>
          <text:p text:style-name="P29">Git: Version control. </text:p>
        </text:list-item>
      </text:list>
      <text:p text:style-name="Text_20_body"><text:span text:style-name="Strong_20_Emphasis">Deliverables</text:span>:</text:p>
      <text:list xml:id="list5479925154217680974" text:style-name="L26">
        <text:list-item>
          <text:p text:style-name="P61">Solidity contract with <text:span text:style-name="Source_20_Text">startAuction</text:span>, <text:span text:style-name="Source_20_Text">bid</text:span>, and <text:span text:style-name="Source_20_Text">endAuction</text:span> functions. </text:p>
        </text:list-item>
        <text:list-item>
          <text:p text:style-name="P61">Deployed contract on a testnet. </text:p>
        </text:list-item>
        <text:list-item>
          <text:p text:style-name="P61">Express API for auction operations. </text:p>
        </text:list-item>
        <text:list-item>
          <text:p text:style-name="P61">React frontend with auction listings and bidding interface. </text:p>
        </text:list-item>
        <text:list-item>
          <text:p text:style-name="P30">Git repository. </text:p>
        </text:list-item>
      </text:list>
      <text:p text:style-name="Text_20_body"><text:span text:style-name="Strong_20_Emphasis">Steps</text:span>:</text:p>
      <text:list xml:id="list4035315983090418650" text:style-name="L27">
        <text:list-item>
          <text:p text:style-name="P62">Write an auction contract with bidding logic. </text:p>
        </text:list-item>
        <text:list-item>
          <text:p text:style-name="P62">Deploy using Hardhat/Foundry. </text:p>
        </text:list-item>
        <text:list-item>
          <text:p text:style-name="P62">Create Express endpoints for auction management. </text:p>
        </text:list-item>
        <text:list-item>
          <text:p text:style-name="P62">Build a React UI with MetaMask for bidding. </text:p>
        </text:list-item>
        <text:list-item>
          <text:p text:style-name="P31">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140027483071622616" text:style-name="L28">
        <text:list-item>
          <text:p text:style-name="P63">Solidity: Multi-contract interactions and DeFi logic. </text:p>
        </text:list-item>
        <text:list-item>
          <text:p text:style-name="P63">Node.js/Express: API for lending operations. </text:p>
        </text:list-item>
        <text:list-item>
          <text:p text:style-name="P63">React: Complex UI for DeFi interactions. </text:p>
        </text:list-item>
        <text:list-item>
          <text:p text:style-name="P63">MetaMask: Transaction handling. </text:p>
        </text:list-item>
        <text:list-item>
          <text:p text:style-name="P32">Git: Version control. </text:p>
        </text:list-item>
      </text:list>
      <text:p text:style-name="Text_20_body"><text:span text:style-name="Strong_20_Emphasis">Deliverables</text:span>:</text:p>
      <text:list xml:id="list11438241909459392" text:style-name="L29">
        <text:list-item>
          <text:p text:style-name="P64">Two Solidity contracts: ERC20 token and lending pool. </text:p>
        </text:list-item>
        <text:list-item>
          <text:p text:style-name="P64">Deployed contracts on Sepolia. </text:p>
        </text:list-item>
        <text:list-item>
          <text:p text:style-name="P64">Express API for deposit, borrow, and balance queries. </text:p>
        </text:list-item>
        <text:list-item>
          <text:p text:style-name="P64">React frontend for DeFi interactions. </text:p>
        </text:list-item>
        <text:list-item>
          <text:p text:style-name="P33">Git repository. </text:p>
        </text:list-item>
      </text:list>
      <text:p text:style-name="Text_20_body"><text:span text:style-name="Strong_20_Emphasis">Steps</text:span>:</text:p>
      <text:list xml:id="list8212293102816982201" text:style-name="L30">
        <text:list-item>
          <text:p text:style-name="P65">Write ERC20 and lending pool contracts with deposit/borrow logic. </text:p>
        </text:list-item>
        <text:list-item>
          <text:p text:style-name="P65">Deploy using Hardhat/Foundry. </text:p>
        </text:list-item>
        <text:list-item>
          <text:p text:style-name="P65">Create Express endpoints for DeFi operations. </text:p>
        </text:list-item>
        <text:list-item>
          <text:p text:style-name="P65">Build a React UI with MetaMask for user interactions. </text:p>
        </text:list-item>
        <text:list-item>
          <text:p text:style-name="P34">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2276506096206879712" text:style-name="L31">
        <text:list-item>
          <text:p text:style-name="P66">Solidity: Complex DAO logic with governance. </text:p>
        </text:list-item>
        <text:list-item>
          <text:p text:style-name="P66">Node.js/Express: API for DAO operations. </text:p>
        </text:list-item>
        <text:list-item>
          <text:p text:style-name="P66">React: Comprehensive UI for governance. </text:p>
        </text:list-item>
        <text:list-item>
          <text:p text:style-name="P66">MetaMask: Transaction signing for voting. </text:p>
        </text:list-item>
        <text:list-item>
          <text:p text:style-name="P35">Git: Version control. </text:p>
        </text:list-item>
      </text:list>
      <text:p text:style-name="Text_20_body"><text:span text:style-name="Strong_20_Emphasis">Deliverables</text:span>:</text:p>
      <text:list xml:id="list4417207244718158289" text:style-name="L32">
        <text:list-item>
          <text:p text:style-name="P67">Solidity contracts for ERC20 token and DAO (propose, vote, execute). </text:p>
        </text:list-item>
        <text:list-item>
          <text:p text:style-name="P67">Deployed contracts on Sepolia. </text:p>
        </text:list-item>
        <text:list-item>
          <text:p text:style-name="P67">Express API for proposal creation, voting, and execution. </text:p>
        </text:list-item>
        <text:list-item>
          <text:p text:style-name="P67">React frontend with DAO dashboard for proposal management. </text:p>
        </text:list-item>
        <text:list-item>
          <text:p text:style-name="P36">Git repository with detailed commit history. </text:p>
        </text:list-item>
      </text:list>
      <text:p text:style-name="Text_20_body"><text:span text:style-name="Strong_20_Emphasis">Steps</text:span>:</text:p>
      <text:list xml:id="list2883648049643235729" text:style-name="L33">
        <text:list-item>
          <text:p text:style-name="P68">Write ERC20 and DAO contracts with governance logic. </text:p>
        </text:list-item>
        <text:list-item>
          <text:p text:style-name="P68">Deploy using Hardhat/Foundry. </text:p>
        </text:list-item>
        <text:list-item>
          <text:p text:style-name="P68">Create Express endpoints for DAO operations. </text:p>
        </text:list-item>
        <text:list-item>
          <text:p text:style-name="P68">Build a React UI with MetaMask for proposal and voting interactions. </text:p>
        </text:list-item>
        <text:list-item>
          <text:p text:style-name="P37">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7T16:19:45.17</dc:date>
    <meta:editing-duration>PT6H54M41S</meta:editing-duration>
    <meta:editing-cycles>13</meta:editing-cycles>
    <meta:generator>OpenOffice/4.1.15$Win32 OpenOffice.org_project/4115m2$Build-9813</meta:generator>
    <meta:document-statistic meta:table-count="0" meta:image-count="0" meta:object-count="0" meta:page-count="11" meta:paragraph-count="216" meta:word-count="1545" meta:character-count="9904"/>
  </office:meta>
</office:document-meta>
</file>